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="StrokedDiamond" draw:marker-start-width="0.276cm" draw:marker-end="Line_20_Arrow" draw:marker-end-width="0.229cm" draw:textarea-horizontal-align="center" draw:textarea-vertical-align="botto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="Arrowheads_20_1" draw:marker-start-width="0.38cm" draw:marker-end-width="0.276cm" draw:textarea-horizontal-align="center" draw:textarea-vertical-align="bottom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275cm" draw:marker-end-width="0.275cm" draw:fill="none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275cm" draw:marker-end-width="0.275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draw:marker-start-width="0.38cm" draw:marker-end="Line_20_Arrow" draw:marker-end-width="0.28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Helvetica" style:font-family-generic="swis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family="Helvetica" style:font-family-generic="swiss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14.206cm" svg:y1="19.833cm" svg:x2="16.149cm" svg:y2="18.635cm" draw:start-shape="id1" draw:start-glue-point="0" draw:end-shape="id2" draw:end-glue-point="2" svg:d="m14206 19833v-600h1943v-598">
          <text:p/>
        </draw:connector>
        <draw:connector draw:style-name="gr2" draw:text-style-name="P1" draw:layer="layout" draw:line-skew="0.4cm" svg:x1="14.206cm" svg:y1="20.468cm" svg:x2="14.932cm" svg:y2="21.733cm" draw:start-shape="id1" draw:start-glue-point="2" draw:end-shape="id3" svg:d="m14206 20468v1032h726v233">
          <text:p/>
        </draw:connector>
        <draw:connector draw:style-name="gr1" draw:text-style-name="P1" draw:layer="layout" svg:x1="14.206cm" svg:y1="19.833cm" svg:x2="12.349cm" svg:y2="18.635cm" draw:start-shape="id1" draw:start-glue-point="0" draw:end-shape="id4" draw:end-glue-point="2" svg:d="m14206 19833v-600h-1857v-598">
          <text:p/>
        </draw:connector>
        <draw:connector draw:style-name="gr2" draw:text-style-name="P1" draw:layer="layout" svg:x1="14.932cm" svg:y1="23.333cm" svg:x2="14.932cm" svg:y2="22.368cm" draw:start-shape="id5" draw:start-glue-point="0" draw:end-shape="id3" draw:end-glue-point="2" svg:d="m14932 23333v-965">
          <text:p/>
        </draw:connector>
        <draw:connector draw:style-name="gr2" draw:text-style-name="P1" draw:layer="layout" svg:x1="19.395cm" svg:y1="23.333cm" svg:x2="19.395cm" svg:y2="22.368cm" draw:start-shape="id6" draw:start-glue-point="0" draw:end-shape="id7" draw:end-glue-point="2" svg:d="m19395 23333v-965">
          <text:p/>
        </draw:connector>
        <draw:connector draw:style-name="gr2" draw:text-style-name="P1" draw:layer="layout" draw:line-skew="0.55cm" svg:x1="25.9cm" svg:y1="19.552cm" svg:x2="20.498cm" svg:y2="21.35cm" draw:start-shape="id8" draw:start-glue-point="2" draw:end-shape="id9" draw:end-glue-point="4" svg:d="m25900 19552v1448h-5402v350">
          <text:p/>
        </draw:connector>
        <draw:connector draw:style-name="gr2" draw:text-style-name="P1" draw:layer="layout" draw:line-skew="0.358cm" svg:x1="25.9cm" svg:y1="19.552cm" svg:x2="24.999cm" svg:y2="21.733cm" draw:start-shape="id8" draw:start-glue-point="2" draw:end-shape="id10" draw:end-glue-point="5" svg:d="m25900 19552v1448h-901v733">
          <text:p/>
        </draw:connector>
        <draw:connector draw:style-name="gr2" draw:text-style-name="P1" draw:layer="layout" svg:x1="23.814cm" svg:y1="23.333cm" svg:x2="23.814cm" svg:y2="22.368cm" draw:start-shape="id11" draw:start-glue-point="0" draw:end-shape="id10" draw:end-glue-point="2" svg:d="m23814 23333v-965">
          <text:p/>
        </draw:connector>
        <draw:connector draw:style-name="gr1" draw:text-style-name="P1" draw:layer="layout" svg:x1="23.9cm" svg:y1="19.234cm" svg:x2="22.8cm" svg:y2="18.317cm" draw:start-shape="id8" draw:start-glue-point="3" draw:end-shape="id12" draw:end-glue-point="1" svg:d="m23900 19234h-550v-917h-550">
          <text:p/>
        </draw:connector>
        <draw:connector draw:style-name="gr1" draw:text-style-name="P1" draw:layer="layout" svg:x1="23.9cm" svg:y1="19.234cm" svg:x2="22.8cm" svg:y2="19.234cm" draw:start-shape="id8" draw:start-glue-point="3" draw:end-shape="id13" draw:end-glue-point="1" svg:d="m23900 19234h-1100">
          <text:p/>
        </draw:connector>
        <draw:connector draw:style-name="gr1" draw:text-style-name="P1" draw:layer="layout" svg:x1="23.9cm" svg:y1="19.234cm" svg:x2="22.8cm" svg:y2="20.15cm" draw:start-shape="id8" draw:start-glue-point="3" draw:end-shape="id14" draw:end-glue-point="1" svg:d="m23900 19234h-550v916h-550">
          <text:p/>
        </draw:connector>
        <draw:connector draw:style-name="gr2" draw:text-style-name="P1" draw:layer="layout" draw:line-skew="0.4cm" svg:x1="14.206cm" svg:y1="20.468cm" svg:x2="18.501cm" svg:y2="21.733cm" draw:start-shape="id1" draw:start-glue-point="2" draw:end-shape="id7" draw:end-glue-point="4" svg:d="m14206 20468v1032h4295v233">
          <text:p/>
        </draw:connector>
        <draw:connector draw:style-name="gr2" draw:text-style-name="P1" draw:layer="layout" draw:line-skew="0.4cm" svg:x1="14.206cm" svg:y1="20.468cm" svg:x2="23.001cm" svg:y2="21.733cm" draw:start-shape="id1" draw:start-glue-point="2" draw:end-shape="id10" draw:end-glue-point="4" svg:d="m14206 20468v1032h8795v233">
          <text:p/>
        </draw:connector>
        <draw:connector draw:style-name="gr1" draw:text-style-name="P1" draw:layer="layout" svg:x1="14.206cm" svg:y1="19.833cm" svg:x2="14.206cm" svg:y2="18.635cm" draw:start-shape="id1" draw:start-glue-point="0" draw:end-shape="id15" draw:end-glue-point="2" svg:d="m14206 19833v-1198">
          <text:p/>
        </draw:connector>
        <draw:custom-shape draw:style-name="gr3" draw:text-style-name="P3" draw:id="id4" draw:layer="layout" svg:width="1.702cm" svg:height="0.635cm" svg:x="11.498cm" svg:y="18cm">
          <text:p text:style-name="P2"><text:span text:style-name="T1">Profile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id="id15" draw:layer="layout" svg:width="1.702cm" svg:height="0.635cm" svg:x="13.355cm" svg:y="18cm">
          <text:p text:style-name="P2"><text:span text:style-name="T1">Trace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id="id2" draw:layer="layout" svg:width="1.702cm" svg:height="0.635cm" svg:x="15.298cm" svg:y="18cm">
          <text:p text:style-name="P2"><text:span text:style-name="T1">Watche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id="id1" draw:layer="layout" svg:width="3.988cm" svg:height="0.635cm" svg:x="12.212cm" svg:y="19.833cm">
          <text:p text:style-name="P2"><text:span text:style-name="T1">Debugged Scenari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id="id8" draw:layer="layout" svg:width="4cm" svg:height="0.635cm" svg:x="23.9cm" svg:y="18.917cm">
          <text:p text:style-name="P2"><text:span text:style-name="T1">Compressed Scenari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3" draw:id="id12" draw:layer="layout" svg:width="5.5cm" svg:height="0.635cm" svg:x="17.3cm" svg:y="18cm">
          <text:p text:style-name="P2"><text:span text:style-name="T1">Dynamic Range Compressi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id="id13" draw:layer="layout" svg:width="5.5cm" svg:height="0.635cm" svg:x="17.3cm" svg:y="18.917cm">
          <text:p text:style-name="P2"><text:span text:style-name="T1">ADPCM Enco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id="id14" draw:layer="layout" svg:width="5.5cm" svg:height="0.635cm" svg:x="17.3cm" svg:y="19.833cm">
          <text:p text:style-name="P2"><text:span text:style-name="T1">ADPCM Decod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id="id3" draw:layer="layout" svg:width="4.064cm" svg:height="0.635cm" svg:x="12.9cm" svg:y="21.733cm">
          <text:p text:style-name="P2"><text:span text:style-name="T1">Scheduler Adapt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id="id7" draw:layer="layout" svg:width="4.064cm" svg:height="0.635cm" svg:x="17.363cm" svg:y="21.733cm">
          <draw:glue-point draw:id="4" svg:x="-2.202cm" svg:y="-5.401cm"/>
          <draw:glue-point draw:id="5" svg:x="2.718cm" svg:y="-5.401cm"/>
          <draw:glue-point draw:id="6" svg:x="2.718cm" svg:y="-5.401cm"/>
          <text:p text:style-name="P2"><text:span text:style-name="T1">FIR Adapt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id="id10" draw:layer="layout" svg:width="4.064cm" svg:height="0.635cm" svg:x="21.782cm" svg:y="21.733cm">
          <draw:glue-point draw:id="4" svg:x="-2.002cm" svg:y="-5.401cm"/>
          <draw:glue-point draw:id="5" svg:x="2.918cm" svg:y="-5.401cm"/>
          <text:p text:style-name="P2"><text:span text:style-name="T1">DTMF Detector Adapt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id="id5" draw:layer="layout" svg:width="3.302cm" svg:height="0.635cm" svg:x="13.281cm" svg:y="23.333cm">
          <text:p text:style-name="P2"><text:span text:style-name="T1">Schedul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id="id6" draw:layer="layout" svg:width="3.302cm" svg:height="0.635cm" svg:x="17.744cm" svg:y="23.333cm">
          <text:p text:style-name="P2"><text:span text:style-name="T1">FI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id="id11" draw:layer="layout" svg:width="3.302cm" svg:height="0.635cm" svg:x="22.163cm" svg:y="23.333cm">
          <text:p text:style-name="P2"><text:span text:style-name="T1">DTMF Detector</text:span></text:p>
          <draw:enhanced-geometry svg:viewBox="0 0 21600 21600" draw:type="rectangle" draw:enhanced-path="M 0 0 L 21600 0 21600 21600 0 21600 0 0 Z N"/>
        </draw:custom-shape>
        <draw:path draw:style-name="gr5" draw:text-style-name="P2" draw:id="id9" draw:layer="layout" svg:width="0.118cm" svg:height="0.249cm" svg:x="20.381cm" svg:y="21.35cm" svg:viewBox="0 0 119 250" svg:d="m105 246c-101 26-111-89-103-150l31-81 36-15h50">
          <draw:glue-point draw:id="4" svg:x="4.957cm" svg:y="-5cm"/>
          <draw:glue-point draw:id="5" svg:x="4.957cm" svg:y="5cm"/>
          <text:p/>
        </draw:path>
        <draw:connector draw:style-name="gr6" draw:text-style-name="P2" draw:layer="layout" svg:x1="20.498cm" svg:y1="21.6cm" svg:x2="20.499cm" svg:y2="21.733cm" draw:start-shape="id9" draw:start-glue-point="5" draw:end-shape="id7" draw:end-glue-point="5" svg:d="m20498 21600v79h1v54">
          <text:p/>
        </draw:connector>
        <draw:connector draw:style-name="gr7" draw:text-style-name="P2" draw:layer="layout" draw:type="line" svg:x1="19.395cm" svg:y1="23.968cm" svg:x2="20.4cm" svg:y2="24.525cm" draw:start-shape="id6" draw:start-glue-point="2" draw:end-shape="id16" draw:end-glue-point="0" svg:d="m19395 23968 1005 557">
          <text:p/>
        </draw:connector>
        <draw:custom-shape draw:style-name="gr8" draw:text-style-name="P2" draw:id="id16" draw:layer="layout" svg:width="1.8cm" svg:height="0.65cm" svg:x="19.5cm" svg:y="24.525cm">
          <text:p text:style-name="P2"><text:span text:style-name="T1">Complex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" draw:layer="layout" draw:type="line" svg:x1="19.395cm" svg:y1="23.968cm" svg:x2="18.4cm" svg:y2="24.525cm" draw:start-shape="id6" draw:start-glue-point="2" draw:end-shape="id17" draw:end-glue-point="0" svg:d="m19395 23968-995 557">
          <text:p/>
        </draw:connector>
        <draw:custom-shape draw:style-name="gr8" draw:text-style-name="P2" draw:id="id17" draw:layer="layout" svg:width="1.8cm" svg:height="0.65cm" svg:x="17.5cm" svg:y="24.525cm">
          <text:p text:style-name="P2"><text:span text:style-name="T1">Real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1" draw:display-name="Arrowheads 1" svg:viewBox="0 0 1357 1440" svg:d="m703 300-500 1001h1001zm-1204 139 703-1440v0l654 144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trokedDiamond" svg:viewBox="0 0 100 200" svg:d="m50 0 50 100-50 100-50-100 50-100v4l46 96-46 96-46-96 46-9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iago Mück</meta:initial-creator>
    <meta:creation-date>2011-01-28T14:48:19</meta:creation-date>
    <dc:date>2012-04-19T21:48:30</dc:date>
    <meta:editing-duration>PT08H53M06S</meta:editing-duration>
    <meta:editing-cycles>57</meta:editing-cycles>
    <meta:generator>OpenOffice.org/3.1$Unix OpenOffice.org_project/310m19$Build-9420</meta:generator>
    <dc:creator>Tiago Mück</dc:creator>
    <meta:document-statistic meta:object-count="34"/>
    <meta:user-defined meta:name="Info 1"/>
    <meta:user-defined meta:name="Info 2"/>
    <meta:user-defined meta:name="Info 3"/>
    <meta:user-defined meta:name="Info 4"/>
  </office:meta>
</office:document-meta>
</file>